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A0000005C116BC1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 Next LT Pro" svg:font-family="'DIN Next LT Pro'"/>
    <style:font-face style:name="DIN Next LT Pro Light" svg:font-family="'DIN Next LT Pro Light'"/>
    <style:font-face style:name="DIN Next LT Pro Medium" svg:font-family="'DIN Next LT Pro Medium'"/>
    <style:font-face style:name="Minion Pro" svg:font-family="'Minion Pro'"/>
    <style:font-face style:name="Lucida Sans2" svg:font-family="'Lucida Sans'" style:font-family-generic="swiss"/>
    <style:font-face style:name="Open Sans" svg:font-family="'Open Sans'" style:font-family-generic="swiss"/>
    <style:font-face style:name="Open Sans Light" svg:font-family="'Open Sans Light'"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swiss" style:font-pitch="fixed"/>
    <style:font-face style:name="DIN Next LT Pro1" svg:font-family="'DIN Next LT Pro'" style:font-pitch="variable"/>
    <style:font-face style:name="Lucida Sans1" svg:font-family="'Lucida Sans'" style:font-pitch="variable"/>
    <style:font-face style:name="SimSun1" svg:font-family="SimSun" style:font-pitch="variable"/>
    <style:font-face style:name="Times New Roman1" svg:font-family="'Times New Roman'"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cm" style:rel-column-width="11566*"/>
    </style:style>
    <style:style style:name="Table1.C" style:family="table-column">
      <style:table-column-properties style:column-width="11cm" style:rel-column-width="42403*"/>
    </style:style>
    <style:style style:name="Table1.1" style:family="table-row">
      <style:table-row-properties fo:background-color="#66cc00">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Osnovni_20_tekst">
      <style:text-properties fo:language="en" fo:country="US"/>
    </style:style>
    <style:style style:name="P2" style:family="paragraph" style:parent-style-name="Standard">
      <style:text-properties fo:language="en" fo:country="US" officeooo:rsid="000e7148" officeooo:paragraph-rsid="002b0d85"/>
    </style:style>
    <style:style style:name="P3" style:family="paragraph" style:parent-style-name="Standard">
      <style:paragraph-properties fo:text-align="start" style:justify-single-word="false"/>
      <style:text-properties style:rfc-language-tag="sr-Latn-RS" fo:language="sr" fo:script="Latn" fo:country="RS" officeooo:rsid="00129901" officeooo:paragraph-rsid="011da14a"/>
    </style:style>
    <style:style style:name="P4" style:family="paragraph" style:parent-style-name="Standard">
      <style:paragraph-properties fo:text-align="start" style:justify-single-word="false"/>
      <style:text-properties officeooo:rsid="002d7047" officeooo:paragraph-rsid="0121d289"/>
    </style:style>
    <style:style style:name="P5" style:family="paragraph" style:parent-style-name="Standard">
      <style:paragraph-properties fo:text-align="start" style:justify-single-word="false"/>
      <style:text-properties officeooo:rsid="001f7156" officeooo:paragraph-rsid="0121d289"/>
    </style:style>
    <style:style style:name="P6" style:family="paragraph" style:parent-style-name="Standard">
      <style:paragraph-properties fo:text-align="start" style:justify-single-word="false"/>
      <style:text-properties officeooo:rsid="00212e44" officeooo:paragraph-rsid="0121d289"/>
    </style:style>
    <style:style style:name="P7" style:family="paragraph" style:parent-style-name="Standard">
      <style:paragraph-properties fo:text-align="start" style:justify-single-word="false"/>
      <style:text-properties officeooo:rsid="00261145" officeooo:paragraph-rsid="0121d289"/>
    </style:style>
    <style:style style:name="P8" style:family="paragraph" style:parent-style-name="Standard">
      <style:paragraph-properties fo:text-align="start" style:justify-single-word="false"/>
      <style:text-properties officeooo:rsid="00296d41" officeooo:paragraph-rsid="0121d289"/>
    </style:style>
    <style:style style:name="P9" style:family="paragraph" style:parent-style-name="Standard">
      <style:paragraph-properties fo:text-align="start" style:justify-single-word="false"/>
      <style:text-properties officeooo:rsid="0029d53d" officeooo:paragraph-rsid="0121d289"/>
    </style:style>
    <style:style style:name="P10" style:family="paragraph" style:parent-style-name="Standard">
      <style:paragraph-properties fo:text-align="start" style:justify-single-word="false"/>
      <style:text-properties officeooo:rsid="002b7c7c" officeooo:paragraph-rsid="0121d289"/>
    </style:style>
    <style:style style:name="P11"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8.467cm" style:type="center"/>
          <style:tab-stop style:position="16.977cm" style:type="right"/>
        </style:tab-stops>
      </style:paragraph-properties>
    </style:style>
    <style:style style:name="P12" style:family="paragraph" style:parent-style-name="Table_20_Contents">
      <style:text-properties officeooo:rsid="0104921f" officeooo:paragraph-rsid="0104921f"/>
    </style:style>
    <style:style style:name="P13" style:family="paragraph" style:parent-style-name="Table_20_Contents">
      <style:paragraph-properties fo:text-align="start" style:justify-single-word="false"/>
      <style:text-properties officeooo:rsid="01107c84" officeooo:paragraph-rsid="01107c84"/>
    </style:style>
    <style:style style:name="P14" style:family="paragraph" style:parent-style-name="Table_20_Contents">
      <style:text-properties officeooo:rsid="011da14a" officeooo:paragraph-rsid="011da14a"/>
    </style:style>
    <style:style style:name="P15" style:family="paragraph" style:parent-style-name="Subtitle">
      <style:text-properties fo:language="en" fo:country="US" officeooo:rsid="011da14a" officeooo:paragraph-rsid="011da14a"/>
    </style:style>
    <style:style style:name="P16" style:family="paragraph" style:parent-style-name="Heading_20_1" style:list-style-name="" style:master-page-name="">
      <style:paragraph-properties style:page-number="auto" fo:break-before="page">
        <style:tab-stops/>
      </style:paragraph-properties>
      <style:text-properties officeooo:rsid="012619de" officeooo:paragraph-rsid="012619de"/>
    </style:style>
    <style:style style:name="P17" style:family="paragraph" style:parent-style-name="Heading_20_1">
      <style:paragraph-properties fo:break-before="page"/>
      <style:text-properties officeooo:rsid="00ff4752" officeooo:paragraph-rsid="00ff4752"/>
    </style:style>
    <style:style style:name="P18" style:family="paragraph" style:parent-style-name="Heading_20_1">
      <style:paragraph-properties fo:break-before="page"/>
      <style:text-properties officeooo:rsid="001f7156" officeooo:paragraph-rsid="012475a0"/>
    </style:style>
    <style:style style:name="P19" style:family="paragraph" style:parent-style-name="Title" style:master-page-name="">
      <loext:graphic-properties draw:fill="none" draw:fill-image-width="0cm" draw:fill-image-height="0cm"/>
      <style:paragraph-properties fo:margin-left="0.7cm" fo:margin-right="0.7cm" fo:margin-top="5.001cm" fo:margin-bottom="1cm" loext:contextual-spacing="false" fo:line-height="150%" fo:keep-together="always" fo:text-indent="0cm" style:auto-text-indent="false" style:page-number="auto" fo:break-before="page" style:shadow="none" text:number-lines="false" text:line-number="0">
        <style:tab-stops/>
      </style:paragraph-properties>
      <style:text-properties officeooo:rsid="001f7156" officeooo:paragraph-rsid="0121d28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loext:graphic-properties draw:fill="none" draw:fill-color="#aecf00"/>
      <style:paragraph-properties fo:text-align="center"/>
    </style:style>
    <style:style style:name="P22" style:family="paragraph">
      <loext:graphic-properties draw:fill-color="#66cc00"/>
      <style:paragraph-properties fo:text-align="center"/>
    </style:style>
    <style:style style:name="P23" style:family="paragraph">
      <loext:graphic-properties draw:fill-color="#eeeeee"/>
      <style:paragraph-properties fo:text-align="center"/>
    </style:style>
    <style:style style:name="P24" style:family="paragraph">
      <loext:graphic-properties draw:fill="none" draw:fill-color="#ffffff" draw:opacity="0%"/>
      <style:text-properties style:font-name="Titillium Lt1" fo:font-size="9pt" style:font-size-asian="9pt" style:font-size-complex="9pt"/>
    </style:style>
    <style:style style:name="T1" style:family="text">
      <style:text-properties fo:language="en" fo:country="US"/>
    </style:style>
    <style:style style:name="T2" style:family="text">
      <style:text-properties style:text-outline="false" style:font-name="DIN Next LT Pro Light" fo:language="en" fo:country="US" style:font-name-asian="DIN Next LT Pro Light" style:font-name-complex="DIN Next LT Pro Light"/>
    </style:style>
    <style:style style:name="T3" style:family="text">
      <style:text-properties style:text-outline="false" style:font-name="DIN Next LT Pro Medium" fo:language="en" fo:country="US" style:font-name-asian="DIN Next LT Pro Medium" style:font-name-complex="DIN Next LT Pro Medium"/>
    </style:style>
    <style:style style:name="T4" style:family="text">
      <style:text-properties officeooo:rsid="011da14a"/>
    </style:style>
    <style:style style:name="T5" style:family="text">
      <style:text-properties officeooo:rsid="00212e44"/>
    </style:style>
    <style:style style:name="T6" style:family="text">
      <style:text-properties officeooo:rsid="00296d41"/>
    </style:style>
    <style:style style:name="T7" style:family="text">
      <style:text-properties officeooo:rsid="0029d53d"/>
    </style:style>
    <style:style style:name="T8" style:family="text">
      <style:text-properties officeooo:rsid="0121d289"/>
    </style:style>
    <style:style style:name="T9" style:family="text">
      <style:text-properties officeooo:rsid="012475a0"/>
    </style:style>
    <style:style style:name="T10" style:family="text">
      <style:text-properties officeooo:rsid="01290de8"/>
    </style:style>
    <style:style style:name="T11" style:family="text">
      <style:text-properties fo:color="#58585b" style:font-name="Titillium Lt1" fo:font-size="9pt" style:font-name-asian="DIN Next LT Pro" style:font-size-asian="9pt" style:font-name-complex="DIN Next LT Pro"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51cm" svg:stroke-color="#66cc00" draw:marker-start-width="0.429cm" draw:marker-end-width="0.429cm" draw:fill="none" draw:fill-color="#aecf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8cm" svg:stroke-color="#eeeeee" draw:marker-start-width="0.379cm" draw:marker-end-width="0.379cm" draw:fill-color="#eeeee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DJUSTING THE RF ANALOG REGISTERS ON PN512</text:p>
      <text:p text:style-name="P15">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2568_2116550564" text:style-name="Index_20_Link" text:visited-style-name="Index_20_Link">ABSTRACT<text:tab/>3</text:a></text:p>
          <text:p text:style-name="P20"><text:a xlink:type="simple" xlink:href="#__RefHeading___Toc12628_144084522" text:style-name="Index_20_Link" text:visited-style-name="Index_20_Link">ADJUSTING THE RF ANALOG REGISTERS ON PN512<text:tab/>4</text:a></text:p>
          <text:p text:style-name="P20"><text:a xlink:type="simple" xlink:href="#__RefHeading___Toc1666_118771661" text:style-name="Index_20_Link" text:visited-style-name="Index_20_Link">Revision history<text:tab/>6</text:a></text:p>
        </text:index-body>
      </text:table-of-content>
      <text:p text:style-name="P2"/>
      <text:h text:style-name="P16" text:outline-level="1"><text:bookmark-start text:name="__RefHeading___Toc12568_2116550564"/>ABSTRACT<text:bookmark-end text:name="__RefHeading___Toc12568_2116550564"/></text:h>
      <text:p text:style-name="Standard"><text:bookmark-start text:name="__RefHeading___Toc12570_2116550564"/>The goal of this document is to show how by changing RF reader<text:span text:style-name="T10">'s</text:span> parameters can solve possible problems in communication with the tag (card). <text:bookmark-end text:name="__RefHeading___Toc12570_2116550564"/></text:p>
      <text:p text:style-name="Standard"><text:bookmark-start text:name="__RefHeading___Toc12572_2116550564"/>Example 1: Communication with some type of card at distance of 2 cm is problematic. You can try to increase the level of the threshold and reduce the gain of the receiver.<text:bookmark-end text:name="__RefHeading___Toc12572_2116550564"/></text:p>
      <text:p text:style-name="Standard"><text:bookmark-start text:name="__RefHeading___Toc12574_2116550564"/>Example 2: <text:span text:style-name="T10">It is necessary to increase the operational distance for the some type of card by 5mm. You can try to increase gain of receiver. </text:span><text:bookmark-end text:name="__RefHeading___Toc12574_2116550564"/></text:p>
      <text:list xml:id="list7133403322392277555" text:style-name="Outline">
        <text:list-item>
          <text:h text:style-name="P18" text:outline-level="1"><text:bookmark-start text:name="__RefHeading___Toc12628_144084522"/>ADJUSTING THE RF ANALOG REGISTERS ON PN512<text:bookmark-end text:name="__RefHeading___Toc12628_144084522"/></text:h>
        </text:list-item>
      </text:list>
      <text:p text:style-name="P5">Setting several registers may change the behavior of the device (reading distance, quality of communication with tag, etc.) These registers affect the parameters of the receiver and the transmitter.</text:p>
      <text:p text:style-name="P5"/>
      <text:p text:style-name="P5">RFCfgReg configures receiver gain and RF level detector sensitivity. <text:span text:style-name="T5">Increasing the gain of the receiver can increase the operation distance, but the influence of the environment increases. As a result, the number of errors in communication with the tag can be increased (especially at a certain problematic distance).</text:span></text:p>
      <text:p text:style-name="P6">RF level detector uses in card emulation mode and NFCIP1 peer to peer protocol. To increase the sensitivity of the RF level detector, an amplifier can be activated by setting the bit RFLevelAmp in register RFCfgReg to 1. </text:p>
      <text:p text:style-name="P5"/>
      <text:p text:style-name="P7">RxThresholdReg sets the threshold values for the bit decoder and is composed of MinLevel and CollLevel. The MinLevel defines the minimum signal strength at the correlator output that shall be accepted. The MinLevel defines a threshold level for the internal decoder, which requires a signal that exceeds the noise by some amount to be detected. <text:span text:style-name="T6">The higher level of the threshod allows more robust communications with fewer errors, but the operational distance is reduced. </text:span></text:p>
      <text:p text:style-name="P7"/>
      <text:p text:style-name="P8">The transmitter pins TX<text:span text:style-name="T7">1 and TX2 have P-MOS and N-MOS pair of MOSFET (push-pull). Several registers define conductance of P and N drivers. </text:span></text:p>
      <text:p text:style-name="P9">GsNOnReg defines conductance of N driver during period of modulation, and period of no modulation.</text:p>
      <text:p text:style-name="P9">CWGsOReg defines the conductance of the P-driver during times of no modulation. </text:p>
      <text:p text:style-name="P9">These registers may be used to regulate the output power and subsequently current consumption and operating distance. For communication where uses 100% ASK modulation (Type A), conductance of P-driver during modulation is maximal, and they can not be setting. If device has the RF amplifier, the impact of these registers is lower.</text:p>
      <text:p text:style-name="P9">The ModGsPReg defines the conductance of the output P-driver during modulation. It is mainly used to adjust the modulation index for Type-B. The value depends on the antenna tuning and the final environment. <text:s/></text:p>
      <text:p text:style-name="P7"/>
      <text:p text:style-name="P10"><text:span text:style-name="T8">PC/SC RFID smart card reader DL533R based on </text:span>PR533 <text:span text:style-name="T8">chip,</text:span> and <text:span text:style-name="T8">DL533N CS OEM NFC RFID reader writer based on </text:span>PN533. <text:span text:style-name="T8">Both of PR533 and PN533</text:span> have the integrated PN512 chip. <text:soft-page-break/>Changing of RF analog registers is possible using the command RFConfiguration. Using this command can be set up analog settings for the baudrate 106 Kbps type A, or baudrate 212/424 Kbps, or type B. </text:p>
      <text:p text:style-name="P10"/>
      <text:p text:style-name="P4">If you use one of Digital Logic NFC RFID reader writer devices, you can use the several functions included into dll. </text:p>
      <text:p text:style-name="P4">Example: Type A SetRfAnalogRegistersTypeA, or SetRfAnalogRegistersTypeATrans (with driver's conductance setting) of SetRfAnalogRegistersTypeADefault (Factory default setting of these registers).</text:p>
      <text:p text:style-name="P3"/>
      <text:list xml:id="list103853920024122" text:continue-numbering="true" text:style-name="Outline">
        <text:list-item>
          <text:h text:style-name="P17" text:outline-level="1"><text:bookmark-start text:name="__RefHeading___Toc1666_118771661"/>Revision history<text:bookmark-end text:name="__RefHeading___Toc1666_118771661"/></text:h>
        </text:list-item>
      </text:list>
      <table:table table:name="Table1" table:style-name="Table1">
        <table:table-column table:style-name="Table1.A" table:number-columns-repeated="2"/>
        <table:table-column table:style-name="Table1.C"/>
        <table:table-row table:style-name="Table1.1">
          <table:table-cell table:style-name="Table1.A1" office:value-type="string">
            <text:p text:style-name="Table_20_Heading">Date</text:p>
          </table:table-cell>
          <table:table-cell table:style-name="Table1.B1" office:value-type="string">
            <text:p text:style-name="Table_20_Heading">Version</text:p>
          </table:table-cell>
          <table:table-cell table:style-name="Table1.C1" office:value-type="string">
            <text:p text:style-name="Table_20_Heading">Comment</text:p>
          </table:table-cell>
        </table:table-row>
        <table:table-row>
          <table:table-cell table:style-name="Table1.A2" office:value-type="string">
            <text:p text:style-name="P12">201<text:span text:style-name="T9">7</text:span>-<text:span text:style-name="T4">12</text:span>-<text:span text:style-name="T9">04</text:span></text:p>
          </table:table-cell>
          <table:table-cell table:style-name="Table1.B2" office:value-type="string">
            <text:p text:style-name="P14">1.0</text:p>
          </table:table-cell>
          <table:table-cell table:style-name="Table1.C2" office:value-type="string">
            <text:p text:style-name="P13">Base docum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 Next LT Pro" svg:font-family="'DIN Next LT Pro'"/>
    <style:font-face style:name="DIN Next LT Pro Light" svg:font-family="'DIN Next LT Pro Light'"/>
    <style:font-face style:name="DIN Next LT Pro Medium" svg:font-family="'DIN Next LT Pro Medium'"/>
    <style:font-face style:name="Minion Pro" svg:font-family="'Minion Pro'"/>
    <style:font-face style:name="Lucida Sans2" svg:font-family="'Lucida Sans'" style:font-family-generic="swiss"/>
    <style:font-face style:name="Open Sans" svg:font-family="'Open Sans'" style:font-family-generic="swiss"/>
    <style:font-face style:name="Open Sans Light" svg:font-family="'Open Sans Light'"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swiss" style:font-pitch="fixed"/>
    <style:font-face style:name="DIN Next LT Pro1" svg:font-family="'DIN Next LT Pro'" style:font-pitch="variable"/>
    <style:font-face style:name="Lucida Sans1" svg:font-family="'Lucida Sans'" style:font-pitch="variable"/>
    <style:font-face style:name="SimSun1" svg:font-family="SimSun" style:font-pitch="variable"/>
    <style:font-face style:name="Times New Roman1" svg:font-family="'Times New Roman'"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graphic-properties draw:fill-image-width="0cm" draw:fill-image-height="0cm"/>
      <style:paragraph-properties fo:margin-top="0cm" fo:margin-bottom="0.049cm" loext:contextual-spacing="false" style:page-number="auto" style:shadow="none">
        <style:tab-stops/>
      </style:paragraph-properties>
      <style:text-properties style:font-name="Titillium Lt" fo:font-family="'Titillium Lt'" style:font-style-name="Light" style:font-family-generic="modern" style:font-pitch="variable" fo:language="en" fo:country="US" fo:font-weight="250" officeooo:rsid="003b1fb0" fo:background-color="transparen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graphic-properties draw:fill="none" draw:fill-color="#cfe7f5"/>
      <style:paragraph-properties fo:margin-left="0cm" fo:margin-right="0cm" fo:margin-top="0.102cm" fo:margin-bottom="0.102cm" loext:contextual-spacing="false" fo:text-indent="0cm" style:auto-text-indent="false" style:shadow="none">
        <style:tab-stops/>
      </style:paragraph-properties>
      <style:text-properties officeooo:rsid="00260ea3"/>
    </style:style>
    <style:style style:name="List" style:family="paragraph" style:parent-style-name="Text_20_body" style:class="list">
      <style:text-properties style:font-name-complex="Lucida Sans2" style:font-family-complex="'Lucida Sans'" style:font-family-generic-complex="swiss"/>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fo:font-size="18pt" fo:background-color="transparent"/>
    </style:style>
    <style:style style:name="Title" style:family="paragraph" style:parent-style-name="Standard" style:next-style-name="Subtitle" style:class="chapter" style:master-page-name="">
      <style:graphic-properties draw:fill="none" draw:fill-color="#cfe7f5"/>
      <style:paragraph-properties fo:margin-left="0.4cm" fo:margin-right="0.4cm" fo:margin-top="5.001cm" fo:margin-bottom="0cm" loext:contextual-spacing="false" fo:line-height="150%" fo:keep-together="always" fo:text-indent="0cm" style:auto-text-indent="false" style:page-number="auto" fo:break-before="page" style:shadow="none" text:number-lines="false" text:line-number="0">
        <style:tab-stops/>
      </style:paragraph-properties>
      <style:text-properties fo:text-transform="uppercase" fo:font-size="26pt" fo:language="en" fo:country="US" fo:font-style="normal" fo:font-weight="250" fo:background-color="transparent" style:font-size-asian="12pt" style:font-style-asian="italic" style:font-name-complex="Lucida Sans2" style:font-family-complex="'Lucida Sans'" style:font-family-generic-complex="swiss" style:font-size-complex="12pt" style:font-style-complex="italic"/>
    </style:style>
    <style:style style:name="Subtitle" style:family="paragraph" style:parent-style-name="Standard" style:next-style-name="Heading_20_1" style:class="chapter" style:master-page-name="">
      <style:paragraph-properties fo:text-align="center" style:justify-single-word="false" style:page-number="auto" fo:break-after="page"/>
      <style:text-properties fo:font-size="20pt" fo:font-style="italic" fo:font-weight="normal"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 Pro" fo:font-family="'Minion Pro'" fo:font-size="12pt" fo:letter-spacing="normal" fo:font-style="normal" style:text-underline-style="none" fo:font-weight="normal" style:font-name-asian="Minion Pro" style:font-family-asian="'Minion Pro'" style:font-size-asian="12pt" style:font-style-asian="normal" style:font-weight-asian="normal" style:font-name-complex="Minion Pro" style:font-family-complex="'Minion Pro'" style:font-size-complex="12pt" style:font-style-complex="normal" style:font-weight-complex="normal" style:text-emphasize="none" style:text-scale="100%"/>
    </style:style>
    <style:style style:name="CHAPTER_20_TITLE4" style:display-name="CHAPTER TITLE4" style:family="paragraph" style:parent-style-name="_5b_No_20_Paragraph_20_Style_5d_">
      <style:paragraph-properties style:line-height-at-least="0.741cm"/>
      <style:text-properties fo:color="#404041" style:font-name="Titillium Lt" fo:font-family="'Titillium Lt'" style:font-style-name="Light" style:font-family-generic="modern" style:font-pitch="variable" fo:font-size="25pt" fo:font-weight="250" officeooo:rsid="002022ca" style:font-name-asian="Open Sans Light" style:font-family-asian="'Open Sans Light'" style:font-family-generic-asian="swiss" style:font-size-asian="25pt" style:font-name-complex="Open Sans Light" style:font-family-complex="'Open Sans Light'" style:font-family-generic-complex="swiss" style:font-size-complex="25pt"/>
    </style:style>
    <style:style style:name="Naslov_20_1" style:display-name="Naslov 1" style:family="paragraph" style:parent-style-name="CHAPTER_20_TITLE4" style:auto-update="true"/>
    <style:style style:name="Osnovni_20_tekst" style:display-name="Osnovni tekst" style:family="paragraph" style:parent-style-name="CHAPTER_20_TITLE4" style:master-page-name="">
      <style:paragraph-properties fo:margin-left="0cm" fo:margin-right="0.051cm" fo:margin-top="0.102cm" fo:margin-bottom="0.102cm" loext:contextual-spacing="false" fo:line-height="100%" fo:text-indent="0cm" style:auto-text-indent="false" style:page-number="auto" style:shadow="none">
        <style:tab-stops/>
      </style:paragraph-properties>
      <style:text-properties fo:font-size="11pt" fo:font-weight="250" style:font-weight-asian="normal" style:font-weight-complex="normal"/>
    </style:style>
    <style:style style:name="_5b_Basic_20_Paragraph_5d_" style:display-name="[Basic Paragraph]" style:family="paragraph" style:parent-style-name="_5b_No_20_Paragraph_20_Style_5d_" style:master-page-name="">
      <style:paragraph-properties style:page-number="auto" style:shadow="none">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ab-stops/>
      </style:paragraph-properties>
      <style:text-properties fo:font-size="32pt" fo:font-weight="250" fo:background-color="transparent" style:font-size-asian="36pt" style:font-weight-asian="normal" style:font-size-complex="36pt" style:font-weight-complex="normal"/>
    </style:style>
    <style:style style:name="Heading_20_2" style:display-name="Heading 2" style:family="paragraph" style:parent-style-name="Heading" style:next-style-name="Text_20_body" style:auto-update="true" style:default-outline-level="2" style:list-style-name="Outline" style:class="text">
      <style:paragraph-properties fo:margin-top="0.353cm" fo:margin-bottom="0.212cm" loext:contextual-spacing="false"/>
      <style:text-properties fo:font-size="19pt" fo:font-weight="250"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top="0.247cm" fo:margin-bottom="0.212cm" loext:contextual-spacing="false" style:page-number="auto"/>
      <style:text-properties fo:font-size="15pt" fo:font-style="italic" fo:font-weight="250" fo:background-color="transparent"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utty" style:family="paragraph" style:parent-style-name="Preformatted_20_Text" style:master-page-name="">
      <style:graphic-properties draw:fill="solid" draw:fill-color="#669966" draw:fill-image-width="0cm" draw:fill-image-height="0cm"/>
      <style:paragraph-properties fo:margin-left="1cm" fo:margin-right="1cm" fo:margin-top="0.102cm" fo:margin-bottom="0.102cm" loext:contextual-spacing="false" fo:text-indent="0cm" style:auto-text-indent="false" style:page-number="auto" fo:background-color="#669966" fo:padding="0.049cm" fo:border="0.06pt solid #000000" style:shadow="none">
        <style:tab-stops/>
      </style:paragraph-properties>
      <style:text-properties fo:color="#dddddd" fo:language="zxx" fo:country="none" fo:font-weight="normal" officeooo:rsid="0032317b" fo:background-color="transparent"/>
    </style:style>
    <style:style style:name="Illustration" style:family="paragraph" style:parent-style-name="Caption" style:class="extra"/>
    <style:style style:name="Table_20_Heading" style:display-name="Table Heading" style:family="paragraph" style:parent-style-name="Table_20_Contents" style:class="extra" style:master-page-name="">
      <style:graphic-properties draw:fill="solid" draw:fill-color="#66cc00"/>
      <style:paragraph-properties fo:margin-top="0cm" fo:margin-bottom="0cm" loext:contextual-spacing="false" fo:text-align="center" style:justify-single-word="false" style:page-number="auto" fo:background-color="#66cc00">
        <style:tab-stops/>
      </style:paragraph-properties>
      <style:text-properties fo:color="#ffffff" fo:font-weight="bold" fo:background-color="transparent"/>
    </style:style>
    <style:style style:name="Source_20_Code" style:display-name="Source Code" style:family="paragraph" style:parent-style-name="Preformatted_20_Text" style:auto-update="true" style:class="text">
      <style:paragraph-properties fo:padding="0.199cm" fo:border="0.06pt solid #000000"/>
      <style:text-properties fo:font-size="9pt" fo:font-weight="normal"/>
    </style:style>
    <style:style style:name="body_20_text_20_3" style:display-name="body text 3" style:family="paragraph" style:parent-style-name="_5b_No_20_Paragraph_20_Style_5d_">
      <style:text-properties style:font-name="Open Sans" fo:font-family="'Open Sans'" style:font-family-generic="swiss" fo:font-size="9pt" fo:font-weight="bold" style:font-name-asian="Open Sans" style:font-family-asian="'Open Sans'" style:font-family-generic-asian="swiss" style:font-size-asian="9pt" style:font-weight-asian="bold" style:font-name-complex="Open Sans" style:font-family-complex="'Open Sans'" style:font-family-generic-complex="swiss" style:font-size-complex="9pt" style:font-weight-complex="bold"/>
    </style:style>
    <style:style style:name="body_20_text_20_2" style:display-name="body text 2" style:family="paragraph" style:parent-style-name="_5b_No_20_Paragraph_20_Style_5d_">
      <style:paragraph-properties style:line-height-at-least="0.494cm"/>
      <style:text-properties fo:color="#58585b" style:font-name="Open Sans" fo:font-family="'Open Sans'" style:font-family-generic="swiss" fo:font-size="9pt" style:font-name-asian="Open Sans" style:font-family-asian="'Open Sans'" style:font-family-generic-asian="swiss" style:font-size-asian="9pt" style:font-name-complex="Open Sans" style:font-family-complex="'Open Sans'" style:font-family-generic-complex="swiss" style:font-size-complex="9pt"/>
    </style:style>
    <style:style style:name="DL_20_Osnovni_20_tekst" style:display-name="DL Osnovni tekst" style:family="text">
      <style:text-properties fo:color="#404041"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Naslov_20_1" style:display-name="DL Naslov 1" style:family="text">
      <style:text-properties fo:color="#404041" style:text-line-through-style="none" style:text-line-through-type="none" style:text-position="0% 100%" style:font-name="DIN Next LT Pro Light" fo:font-family="'DIN Next LT Pro Light'" fo:font-size="34.5pt" fo:letter-spacing="normal" fo:font-style="normal" style:text-underline-style="none" fo:font-weight="normal" style:font-name-asian="DIN Next LT Pro Light" style:font-family-asian="'DIN Next LT Pro Light'" style:font-size-asian="34.5pt" style:font-style-asian="normal" style:font-weight-asian="normal" style:font-name-complex="DIN Next LT Pro Light" style:font-family-complex="'DIN Next LT Pro Light'" style:font-size-complex="34.5pt" style:font-style-complex="normal" style:font-weight-complex="normal" style:text-emphasize="none" style:text-scale="100%"/>
    </style:style>
    <style:style style:name="DL_20_Tekst_2c__20_tabela" style:display-name="DL Tekst, tabela" style:family="text">
      <style:text-properties fo:color="#939597" style:text-outline="false" style:text-line-through-style="none" style:text-line-through-type="none" style:text-position="0% 100%" style:font-name="DIN Next LT Pro" fo:font-family="'DIN Next LT Pro'" fo:font-size="8pt" fo:letter-spacing="normal" fo:font-style="normal" style:text-underline-style="none" fo:font-weight="normal" style:font-name-asian="DIN Next LT Pro" style:font-family-asian="'DIN Next LT Pro'" style:font-size-asian="8pt" style:font-style-asian="normal" style:font-weight-asian="normal" style:font-name-complex="DIN Next LT Pro" style:font-family-complex="'DIN Next LT Pro'" style:font-size-complex="8pt" style:font-style-complex="normal" style:font-weight-complex="normal" style:text-emphasize="none" style:text-scale="100%"/>
    </style:style>
    <style:style style:name="DL_20_Futer_20_A" style:display-name="DL Futer A" style:family="text">
      <style:text-properties fo:color="#c7c7c7" style:text-outline="false"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Futer_20_B" style:display-name="DL Futer B" style:family="text">
      <style:text-properties fo:color="#c7c7c7"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text-emphasize="none" style:text-scale="100%"/>
    </style:style>
    <style:style style:name="DL_20_Kod" style:display-name="DL Kod" style:family="text">
      <style:text-properties fo:color="#404041" style:text-line-through-style="none" style:text-line-through-type="none" style:text-position="0% 100%" style:font-name="Consolas1" fo:font-family="Consolas" style:font-family-generic="swiss" style:font-pitch="fixed" fo:font-size="10pt" fo:letter-spacing="normal" fo:font-style="normal" style:text-underline-style="none" fo:font-weight="normal" style:font-name-asian="Consolas1" style:font-family-asian="Consolas" style:font-family-generic-asian="swiss" style:font-pitch-asian="fixed" style:font-size-asian="10pt" style:font-style-asian="normal" style:font-weight-asian="normal" style:font-name-complex="Consolas1" style:font-family-complex="Consolas" style:font-family-generic-complex="swiss" style:font-pitch-complex="fixed" style:font-size-complex="10pt" style:font-style-complex="normal" style:font-weight-complex="normal" style:text-emphasize="none" style:text-scale="100%"/>
    </style:style>
    <style:style style:name="DL_20_Naslov_20_2" style:display-name="DL Naslov 2" style:family="text" style:parent-style-name="DL_20_Osnovni_20_tekst">
      <style:text-properties fo:color="#404041" style:text-line-through-style="none" style:text-line-through-type="none" style:text-position="0% 100%" style:font-name="DIN Next LT Pro Light" fo:font-family="'DIN Next LT Pro Light'" fo:font-size="19pt" fo:letter-spacing="normal" fo:font-style="normal" style:text-underline-style="none" fo:font-weight="normal" style:font-name-asian="DIN Next LT Pro Light" style:font-family-asian="'DIN Next LT Pro Light'" style:font-size-asian="19pt" style:font-style-asian="normal" style:font-weight-asian="normal" style:font-name-complex="DIN Next LT Pro Light" style:font-family-complex="'DIN Next LT Pro Light'" style:font-size-complex="19pt" style:font-style-complex="normal" style:font-weight-complex="normal" style:text-emphasize="none" style:text-scale="1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snovni_20_tekst">
      <style:text-properties fo:language="en" fo:country="US"/>
    </style:style>
    <style:style style:name="MP2" style:family="paragraph">
      <loext:graphic-properties draw:fill-color="#66cc00"/>
      <style:paragraph-properties fo:text-align="center"/>
    </style:style>
    <style:style style:name="MP3" style:family="paragraph">
      <loext:graphic-properties draw:fill-color="#eeeeee"/>
      <style:paragraph-properties fo:text-align="center"/>
    </style:style>
    <style:style style:name="MP4" style:family="paragraph">
      <loext:graphic-properties draw:fill="none" draw:fill-color="#ffffff" draw:opacity="0%"/>
      <style:text-properties style:font-name="Titillium Lt1" fo:font-size="9pt" style:font-size-asian="9pt" style:font-size-complex="9pt"/>
    </style:style>
    <style:style style:name="MP5"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8.467cm" style:type="center"/>
          <style:tab-stop style:position="16.977cm" style:type="right"/>
        </style:tab-stops>
      </style:paragraph-properties>
    </style:style>
    <style:style style:name="MP6" style:family="paragraph">
      <loext:graphic-properties draw:fill="none" draw:fill-color="#aecf00"/>
      <style:paragraph-properties fo:text-align="center"/>
    </style:style>
    <style:style style:name="MT1" style:family="text">
      <style:text-properties fo:color="#58585b" style:font-name="Titillium Lt1" fo:font-size="9pt" style:font-name-asian="DIN Next LT Pro" style:font-size-asian="9pt" style:font-name-complex="DIN Next LT Pro" style:font-size-complex="9pt"/>
    </style:style>
    <style:style style:name="MT2" style:family="text">
      <style:text-properties fo:language="en" fo:country="US"/>
    </style:style>
    <style:style style:name="MT3" style:family="text">
      <style:text-properties style:text-outline="false" style:font-name="DIN Next LT Pro Light" fo:language="en" fo:country="US" style:font-name-asian="DIN Next LT Pro Light" style:font-name-complex="DIN Next LT Pro Light"/>
    </style:style>
    <style:style style:name="MT4" style:family="text">
      <style:text-properties style:text-outline="false" style:font-name="DIN Next LT Pro Medium" fo:language="en" fo:country="US" style:font-name-asian="DIN Next LT Pro Medium" style:font-name-complex="DIN Next LT Pro Mediu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18cm" svg:stroke-color="#eeeeee" draw:marker-start-width="0.379cm" draw:marker-end-width="0.379cm" draw:fill-color="#eeeee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vg:stroke-width="0.051cm" svg:stroke-color="#66cc00" draw:marker-start-width="0.429cm" draw:marker-end-width="0.429cm" draw:fill="none" draw:fill-color="#aecf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2.01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3.14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графика1" text:anchor-type="paragraph" svg:x="-0.048cm" svg:y="1.341cm" svg:width="6.789cm" svg:height="1.236cm" draw:z-index="29"><draw:image xlink:href="Pictures/10000201000001FA0000005C116BC1B8.png" xlink:type="simple" xlink:show="embed" xlink:actuate="onLoad"/></draw:frame><draw:rect text:anchor-type="paragraph" draw:z-index="11" draw:style-name="Mgr1" draw:text-style-name="MP2" svg:width="21.035cm" svg:height="0.948cm" svg:x="-4.26cm" svg:y="-3.625cm"><text:p/></draw:rect><draw:rect text:anchor-type="paragraph" draw:z-index="17" draw:style-name="Mgr2" draw:text-style-name="MP3" svg:width="21.035cm" svg:height="1.803cm" svg:x="-4.295cm" svg:y="0.947cm"><text:p/></draw:rect><draw:frame text:anchor-type="paragraph" draw:z-index="23" draw:style-name="Mgr3" draw:text-style-name="MP4" svg:width="5.651cm" svg:height="1.592cm" svg:x="11.215cm" svg:y="1.159cm"><draw:text-box><text:p><text:span text:style-name="MT1">Adjusting the RF analog registers on PN512</text:span></text:p></draw:text-box></draw:frame></text:p>
      </style:header>
      <style:footer>
        <text:p text:style-name="MP5"><draw:line text:anchor-type="paragraph" draw:z-index="5" draw:style-name="Mgr4" draw:text-style-name="MP6" svg:x1="-0.039cm" svg:y1="-0.22cm" svg:x2="16.984cm" svg:y2="-0.22cm"><text:p/></draw:line><text:span text:style-name="DL_20_Futer_20_A"><text:span text:style-name="MT2">Phone: </text:span></text:span><text:span text:style-name="DL_20_Futer_20_B"><text:span text:style-name="MT3">+</text:span></text:span><text:span text:style-name="DL_20_Futer_20_B"><text:span text:style-name="MT4">381-12-541-022<text:tab/><text:tab/></text:span></text:span><text:span text:style-name="DL_20_Futer_20_A"><text:span text:style-name="MT2"><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08:55:38.045000000</meta:creation-date>
    <meta:editing-duration>PT21M2S</meta:editing-duration>
    <meta:editing-cycles>7</meta:editing-cycles>
    <meta:generator>LibreOffice/5.0.0.5$Windows_x86 LibreOffice_project/1b1a90865e348b492231e1c451437d7a15bb262b</meta:generator>
    <dc:date>2017-12-05T10:38:51.955000000</dc:date>
    <meta:document-statistic meta:table-count="1" meta:image-count="1" meta:object-count="0" meta:page-count="6" meta:paragraph-count="31" meta:word-count="555" meta:character-count="3476" meta:non-whitespace-character-count="2941"/>
  </office:meta>
</office:document-meta>
</file>